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background-color="transparent"/>
    </style:style>
    <style:style style:name="P4" style:family="paragraph" style:parent-style-name="Text_20_body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5" style:family="paragraph" style:parent-style-name="Standard">
      <style:paragraph-properties fo:text-align="start" style:justify-single-word="false"/>
      <style:text-properties fo:background-color="transparent"/>
    </style:style>
    <style:style style:name="P6" style:family="paragraph" style:parent-style-name="Standard">
      <style:paragraph-properties fo:text-align="start" style:justify-single-word="false"/>
      <style:text-properties fo:background-color="transparent"/>
    </style:style>
    <style:style style:name="P7" style:family="paragraph" style:parent-style-name="Text_20_body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8" style:family="paragraph" style:parent-style-name="Text_20_body" style:list-style-name="L1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9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paragraph-properties fo:text-align="start" style:justify-single-word="false"/>
      <style:text-properties fo:background-color="transparent"/>
    </style:style>
    <style:style style:name="T1" style:family="text">
      <style:text-properties fo:background-color="transparent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odulo CGI_ParserPHP</text:h>
      <text:h text:style-name="Heading_20_5" text:outline-level="5">Descripción general:</text:h>
      <text:p text:style-name="Text_20_body">Este módulo se encarga de invocar a la linea de comandos de php, no sin antes generar/armar el comando adecuado según los parametros recibidos. La salida se envia a STDOUT.</text:p>
      <text:h text:style-name="Heading_20_5" text:outline-level="5">Clases:</text:h>
      <text:p text:style-name="P1">ProcesadorPHP</text:p>
      <text:p text:style-name="P9">Arma el comando adecuado para ser ingresado por linea de comandos.</text:p>
      <text:p text:style-name="P2">Métodos y funcion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5">bool extraerParametrosParaElPHP(string&amp; rutaPHP , const string parametros , list&lt;string&gt;&amp; listaParams)</text:p>
          </table:table-cell>
          <table:table-cell table:style-name="Tabla1.B1" office:value-type="string">
            <text:p text:style-name="P5">Parsea la cadena parametros y agrega cada ocurrencia a listaParams. Tambien parsea rutaPHP.</text:p>
          </table:table-cell>
        </table:table-row>
        <table:table-row>
          <table:table-cell table:style-name="Tabla1.A2" office:value-type="string">
            <text:p text:style-name="Table_20_Contents"><text:span text:style-name="T1">string armarComandoPHP(const string rutaPHP , std::list&lt;string&gt; listaParams)</text:span> </text:p>
          </table:table-cell>
          <table:table-cell table:style-name="Tabla1.B2" office:value-type="string">
            <text:p text:style-name="P3">Genera el comando para que sea ejecutado en una terminal.</text:p>
          </table:table-cell>
        </table:table-row>
      </table:table>
      <text:p text:style-name="P4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8T04:15:06</meta:creation-date>
    <dc:date>2011-11-28T15:14:02</dc:date>
    <dc:creator>gus </dc:creator>
    <meta:editing-duration>PT2H40M5S</meta:editing-duration>
    <meta:editing-cycles>9</meta:editing-cycles>
    <meta:generator>LibreOffice/3.3$Linux LibreOffice_project/330m19$Build-401</meta:generator>
    <meta:document-statistic meta:table-count="1" meta:image-count="0" meta:object-count="0" meta:page-count="1" meta:paragraph-count="11" meta:word-count="90" meta:character-count="648"/>
  </office:meta>
</office:document-meta>
</file>